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5-05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5-04-2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5-03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5-02-2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5-01-2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12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12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11-2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10-29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9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8-2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7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6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5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4-29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3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2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4-01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12-2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11-2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11-0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9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8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7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6-2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5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4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3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2-2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1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3-01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10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9-2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8-3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7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6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5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4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3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2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2-01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12-2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11-2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11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10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9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8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7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6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5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4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3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2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1-01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12-2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11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10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9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8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7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6-2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5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4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2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20-01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12-2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1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10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9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8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7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6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5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4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3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2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9-01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1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10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9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8-30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7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6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5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4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3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2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8-01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12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11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10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9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8-31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7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6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4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3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2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7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12-2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11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10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9-2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8-3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7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6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5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4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3-2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6-01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12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11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10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9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8-2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7-28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6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5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4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3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5-01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12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10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9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8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7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6-2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5-2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4-04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9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8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7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6-2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5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4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3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3-01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11-2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10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9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8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7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6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5-2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4-2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3-27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2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2-01-3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12-2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11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10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9-26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8-31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7-25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6-28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5-24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4-27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3-2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1-02-23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12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11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10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9-29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8-3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7-28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6-28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5-20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4-28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3-3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2-2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10-01-2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12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11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10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9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8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7-3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6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5-2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4-2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3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2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9-0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12-2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11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10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8-2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7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6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4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3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2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8-01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12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11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10-3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9-2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8-29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7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6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5-3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4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3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2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7-01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11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10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9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7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6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5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4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3-2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2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6-01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12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11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10-21 0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9072494801</text:p>
          </table:table-cell>
          <table:table-cell office:value-type="string" calcext:value-type="string">
            <text:p>CT-GR <text:s text:c="2"/>328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6" meta:object-count="0"/>
    <meta:user-defined meta:name="AppVersion">3.0</meta:user-defined>
  </office:meta>
</office:document-meta>
</file>